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nguiatGot Bk BT" svg:font-family="'BenguiatGot Bk B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8.1208in" fo:margin-top="0in" fo:margin-bottom="0in" table:align="center" style:writing-mode="lr-tb"/>
    </style:style>
    <style:style style:name="Table1.A" style:family="table-column">
      <style:table-column-properties style:column-width="3.1986in"/>
    </style:style>
    <style:style style:name="Table1.B" style:family="table-column">
      <style:table-column-properties style:column-width="0.8729in"/>
    </style:style>
    <style:style style:name="Table1.C" style:family="table-column">
      <style:table-column-properties style:column-width="1.7229in"/>
    </style:style>
    <style:style style:name="Table1.D" style:family="table-column">
      <style:table-column-properties style:column-width="2.3257in"/>
    </style:style>
    <style:style style:name="Table1.1" style:family="table-row">
      <style:table-row-properties style:min-row-height="0.4722in" fo:keep-together="auto"/>
    </style:style>
    <style:style style:name="Table1.A1" style:family="table-cell">
      <style:table-cell-properties style:vertical-align="middle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2" style:family="table-row">
      <style:table-row-properties style:min-row-height="0.7639in" fo:keep-together="auto"/>
    </style:style>
    <style:style style:name="Table1.A2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B2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C2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D2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A3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B3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C3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D3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A4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B4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C4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D4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A5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B5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C5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D5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A6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B6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C6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.D6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6" style:family="paragraph" style:parent-style-name="Standard">
      <style:paragraph-properties fo:margin-left="0in" fo:margin-right="0in" fo:text-indent="0.4917in" style:auto-text-indent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2" style:master-page-name="Standard">
      <style:paragraph-properties style:page-number="auto"/>
    </style:style>
    <style:style style:name="T1" style:family="text">
      <style:text-properties fo:font-size="14pt" style:font-size-asian="14pt"/>
    </style:style>
    <style:style style:name="T2" style:family="text">
      <style:text-properties fo:font-size="9pt" fo:font-weight="bold" style:font-size-asian="9pt" style:font-weight-asian="bold" style:font-weight-complex="bold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weight="bold" style:font-size-asian="10pt" style:font-weight-asian="bold"/>
    </style:style>
    <style:style style:name="T5" style:family="text">
      <style:text-properties fo:font-size="10pt" fo:font-weight="bold" style:font-size-asian="10pt" style:font-weight-asian="bold" style:font-weight-complex="bold"/>
    </style:style>
    <style:style style:name="T6" style:family="text">
      <style:text-properties fo:font-size="10pt" fo:font-weight="bold" officeooo:rsid="00196482" style:font-size-asian="10pt" style:font-weight-asian="bold" style:font-weight-complex="bold"/>
    </style:style>
    <style:style style:name="T7" style:family="text">
      <style:text-properties fo:font-size="10pt" style:font-size-asian="10pt"/>
    </style:style>
    <style:style style:name="T8" style:family="text">
      <style:text-properties fo:font-size="10pt" style:text-underline-style="solid" style:text-underline-width="auto" style:text-underline-color="font-color" fo:font-weight="bold" style:font-size-asian="10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1">Auszahlung Versuchspersonenvergütung</text:span>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2">Name, Vorname, Privatanschrift des Probanden</text:span></text:p>
          </table:table-cell>
          <table:table-cell table:style-name="Table1.A1" office:value-type="string">
            <text:h text:style-name="P7" text:outline-level="1">Leistungs-datum</text:h>
          </table:table-cell>
          <table:table-cell table:style-name="Table1.A1" office:value-type="string">
            <text:p text:style-name="P1"><text:span text:style-name="T2">Gesamtbetrag</text:span></text:p>
            <text:p text:style-name="P1"><text:span text:style-name="T2">Aufwandsentschädigung</text:span></text:p>
            <text:p text:style-name="P1"><text:span text:style-name="T2">€</text:span></text:p>
          </table:table-cell>
          <table:table-cell table:style-name="Table1.A1" office:value-type="string">
            <text:p text:style-name="P1"><text:span text:style-name="T2">Unterschrift d. Probanden </text:span></text:p>
          </table:table-cell>
        </table:table-row>
        <table:table-row table:style-name="Table1.2">
          <table:table-cell table:style-name="Table1.A2" office:value-type="string">
            <text:p text:style-name="P1"><text:bookmark text:name="Text3"/><field:fieldmark-start text:name="__Fieldmark__18_848231330" field:type="vnd.oasis.opendocument.field.FORMTEXT"/><text:bookmark-start text:name="Text311"/><text:span text:style-name="T3">     </text:span><text:bookmark-end text:name="Text311"/><text:bookmark text:name="Text31"/><field:fieldmark-end/></text:p>
          </table:table-cell>
          <table:table-cell table:style-name="Table1.B2" office:value-type="string">
            <text:p text:style-name="P1"><text:bookmark text:name="Text8"/><field:fieldmark-start text:name="__Fieldmark__31_848231330" field:type="vnd.oasis.opendocument.field.FORMTEXT"/><text:bookmark-start text:name="Text811"/><text:span text:style-name="T3">     </text:span><text:bookmark-end text:name="Text811"/><text:bookmark text:name="Text81"/><field:fieldmark-end/></text:p>
          </table:table-cell>
          <table:table-cell table:style-name="Table1.C2" office:value-type="string">
            <text:p text:style-name="P1"><text:bookmark text:name="Text18"/><field:fieldmark-start text:name="__Fieldmark__44_848231330" field:type="vnd.oasis.opendocument.field.FORMTEXT"/><text:bookmark-start text:name="Text1811"/><text:span text:style-name="T3">     </text:span><text:bookmark-end text:name="Text1811"/><text:bookmark text:name="Text181"/><field:fieldmark-end/></text:p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3" office:value-type="string">
            <text:p text:style-name="P1"><text:bookmark text:name="Text4"/><field:fieldmark-start text:name="__Fieldmark__57_848231330" field:type="vnd.oasis.opendocument.field.FORMTEXT"/><text:bookmark-start text:name="Text411"/><text:span text:style-name="T3">     </text:span><text:bookmark-end text:name="Text411"/><text:bookmark text:name="Text41"/><field:fieldmark-end/></text:p>
          </table:table-cell>
          <table:table-cell table:style-name="Table1.B3" office:value-type="string">
            <text:p text:style-name="P1"><text:bookmark text:name="Text9"/><field:fieldmark-start text:name="__Fieldmark__70_848231330" field:type="vnd.oasis.opendocument.field.FORMTEXT"/><text:bookmark-start text:name="Text911"/><text:span text:style-name="T3">     </text:span><text:bookmark-end text:name="Text911"/><text:bookmark text:name="Text91"/><field:fieldmark-end/></text:p>
          </table:table-cell>
          <table:table-cell table:style-name="Table1.C3" office:value-type="string">
            <text:p text:style-name="P1"><text:bookmark text:name="Text19"/><field:fieldmark-start text:name="__Fieldmark__83_848231330" field:type="vnd.oasis.opendocument.field.FORMTEXT"/><text:bookmark-start text:name="Text1911"/><text:span text:style-name="T3">     </text:span><text:bookmark-end text:name="Text1911"/><text:bookmark text:name="Text191"/><field:fieldmark-end/></text:p>
          </table:table-cell>
          <table:table-cell table:style-name="Table1.D3" office:value-type="string">
            <text:p text:style-name="P2"/>
          </table:table-cell>
        </table:table-row>
        <table:table-row table:style-name="Table1.2">
          <table:table-cell table:style-name="Table1.A4" office:value-type="string">
            <text:p text:style-name="P1"><text:bookmark text:name="Text5"/><field:fieldmark-start text:name="__Fieldmark__96_848231330" field:type="vnd.oasis.opendocument.field.FORMTEXT"/><text:bookmark-start text:name="Text511"/><text:span text:style-name="T3">     </text:span><text:bookmark-end text:name="Text511"/><text:bookmark text:name="Text51"/><field:fieldmark-end/></text:p>
          </table:table-cell>
          <table:table-cell table:style-name="Table1.B4" office:value-type="string">
            <text:p text:style-name="P1"><text:bookmark text:name="Text10"/><field:fieldmark-start text:name="__Fieldmark__112_848231330" field:type="vnd.oasis.opendocument.field.FORMTEXT"/><text:bookmark-start text:name="Text1011"/><text:span text:style-name="T3">     </text:span><text:bookmark-end text:name="Text1011"/><text:bookmark text:name="Text33"/><text:bookmark text:name="Text101"/><field:fieldmark-end/></text:p>
          </table:table-cell>
          <table:table-cell table:style-name="Table1.C4" office:value-type="string">
            <text:p text:style-name="P1"><text:bookmark text:name="Text20"/><field:fieldmark-start text:name="__Fieldmark__125_848231330" field:type="vnd.oasis.opendocument.field.FORMTEXT"/><text:bookmark-start text:name="Text2011"/><text:span text:style-name="T3">     </text:span><text:bookmark-end text:name="Text2011"/><text:bookmark text:name="Text201"/><field:fieldmark-end/></text:p>
          </table:table-cell>
          <table:table-cell table:style-name="Table1.D4" office:value-type="string">
            <text:p text:style-name="P2"/>
          </table:table-cell>
        </table:table-row>
        <table:table-row table:style-name="Table1.2">
          <table:table-cell table:style-name="Table1.A5" office:value-type="string">
            <text:p text:style-name="P1"><text:bookmark text:name="Text6"/><field:fieldmark-start text:name="__Fieldmark__138_848231330" field:type="vnd.oasis.opendocument.field.FORMTEXT"/><text:bookmark-start text:name="Text611"/><text:span text:style-name="T3">     </text:span><text:bookmark-end text:name="Text611"/><text:bookmark text:name="Text61"/><field:fieldmark-end/></text:p>
          </table:table-cell>
          <table:table-cell table:style-name="Table1.B5" office:value-type="string">
            <text:p text:style-name="P1"><text:bookmark text:name="Text11"/><field:fieldmark-start text:name="__Fieldmark__151_848231330" field:type="vnd.oasis.opendocument.field.FORMTEXT"/><text:bookmark-start text:name="Text1111"/><text:span text:style-name="T3">     </text:span><text:bookmark-end text:name="Text1111"/><text:bookmark text:name="Text111"/><field:fieldmark-end/></text:p>
          </table:table-cell>
          <table:table-cell table:style-name="Table1.C5" office:value-type="string">
            <text:p text:style-name="P1"><text:bookmark text:name="Text21"/><field:fieldmark-start text:name="__Fieldmark__164_848231330" field:type="vnd.oasis.opendocument.field.FORMTEXT"/><text:bookmark-start text:name="Text2111"/><text:span text:style-name="T3">     </text:span><text:bookmark-end text:name="Text2111"/><text:bookmark text:name="Text211"/><field:fieldmark-end/></text:p>
          </table:table-cell>
          <table:table-cell table:style-name="Table1.D5" office:value-type="string">
            <text:p text:style-name="P2"/>
          </table:table-cell>
        </table:table-row>
        <table:table-row table:style-name="Table1.2">
          <table:table-cell table:style-name="Table1.A6" office:value-type="string">
            <text:p text:style-name="P1"><text:bookmark text:name="Text7"/><field:fieldmark-start text:name="__Fieldmark__177_848231330" field:type="vnd.oasis.opendocument.field.FORMTEXT"/><text:bookmark-start text:name="Text711"/><text:span text:style-name="T3">     </text:span><text:bookmark-end text:name="Text711"/><text:bookmark text:name="Text71"/><field:fieldmark-end/></text:p>
          </table:table-cell>
          <table:table-cell table:style-name="Table1.B6" office:value-type="string">
            <text:p text:style-name="P1"><text:bookmark text:name="Text12"/><field:fieldmark-start text:name="__Fieldmark__190_848231330" field:type="vnd.oasis.opendocument.field.FORMTEXT"/><text:bookmark-start text:name="Text1211"/><text:span text:style-name="T3">     </text:span><text:bookmark-end text:name="Text1211"/><text:bookmark text:name="Text121"/><field:fieldmark-end/></text:p>
          </table:table-cell>
          <table:table-cell table:style-name="Table1.C6" office:value-type="string">
            <text:p text:style-name="P1"><text:bookmark text:name="Text22"/><field:fieldmark-start text:name="__Fieldmark__203_848231330" field:type="vnd.oasis.opendocument.field.FORMTEXT"/><text:bookmark-start text:name="Text2211"/><text:span text:style-name="T3">     </text:span><text:bookmark-end text:name="Text2211"/><text:bookmark text:name="Text221"/><field:fieldmark-end/></text:p>
          </table:table-cell>
          <table:table-cell table:style-name="Table1.D6" office:value-type="string">
            <text:p text:style-name="P2"/>
          </table:table-cell>
        </table:table-row>
      </table:table>
      <text:p text:style-name="P1"/>
      <text:p text:style-name="P6"><text:span text:style-name="T5">Organisationseinheit</text:span><text:span text:style-name="T7">:<text:tab/>Institut für Kognitionswissenschaft, </text:span><text:span text:style-name="T4">Projekt / Arbeitsgruppe: </text:span><text:bookmark text:name="Text36"/><field:fieldmark-start text:name="__Fieldmark__271_848231330" field:type="vnd.oasis.opendocument.field.FORMTEXT"/><text:bookmark-start text:name="Text3611"/><text:span text:style-name="T4">NeuroBioPsychologie  </text:span><text:bookmark-end text:name="Text3611"/><text:bookmark text:name="Text361"/><field:fieldmark-end/></text:p>
      <text:p text:style-name="P4"/>
      <text:p text:style-name="P6"><text:span text:style-name="T5">Bezeichnung Versuch/Experiment: </text:span><text:bookmark text:name="Text1"/><field:fieldmark-start text:name="__Fieldmark__287_848231330" field:type="vnd.oasis.opendocument.field.FORMTEXT"/><text:bookmark-start text:name="Text131"/><text:span text:style-name="T5">  </text:span><text:bookmark-end text:name="Text131"/><text:span text:style-name="T6">E</text:span><text:bookmark text:name="Text13"/><text:span text:style-name="T6">yetracking Comparison</text:span><field:fieldmark-end/></text:p>
      <text:p text:style-name="P5"/>
      <text:p text:style-name="P6"><text:span text:style-name="T5">Ich habe </text:span><text:bookmark-start text:name="Text231"/><text:bookmark text:name="Text2"/><field:fieldmark-start text:name="__Fieldmark__300_848231330" field:type="vnd.oasis.opendocument.field.FORMTEXT"/><text:span text:style-name="T5">     </text:span><text:bookmark text:name="Text23"/><field:fieldmark-end/><text:bookmark-end text:name="Text231"/><text:span text:style-name="T5"> € für die Auszahlung von Versuchspersonengeldern verauslagt:<text:tab/><text:tab/><text:tab/></text:span><text:span text:style-name="T8"><text:tab/><text:tab/><text:tab/><text:tab/><text:tab/><text:tab/></text:span></text:p>
      <text:p text:style-name="Standard"><text:span text:style-name="T7"><text:tab/><text:tab/><text:tab/><text:tab/><text:tab/><text:tab/><text:tab/><text:tab/><text:tab/><text:tab/><text:tab/><text:tab/><text:tab/><text:tab/><text:tab/><text:tab/>Datum + Unterschrift</text:span></text:p>
      <text:p text:style-name="P3"/>
      <text:p text:style-name="P3"/>
      <text:p text:style-name="P6"><text:span text:style-name="T7">Name und Privatanschrift:<text:tab/><text:tab/><text:tab/><text:tab/><text:tab/><text:tab/>Bankverbindung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nguiatGot Bk BT" svg:font-family="'BenguiatGot Bk B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de" fo:country="DE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a" style:font-name="BenguiatGot Bk BT" fo:font-family="'BenguiatGot Bk BT'" style:font-family-generic="roman" style:font-pitch="variable" fo:font-size="12pt" fo:language="de" fo:country="DE" style:font-name-asian="Times New Roman" style:font-family-asian="'Times New Roman'" style:font-family-generic-asian="system" style:font-pitch-asian="variable" style:font-size-asian="12pt" style:language-asian="de" style:country-asian="DE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BenguiatGot Bk BT" fo:font-family="'BenguiatGot Bk BT'" style:font-family-generic="roman" style:font-pitch="variable" fo:font-size="9pt" fo:font-weight="bold" style:font-name-asian="Times New Roman" style:font-family-asian="'Times New Roman'" style:font-family-generic-asian="system" style:font-pitch-asian="variable" style:font-size-asian="9pt" style:language-asian="de" style:country-asian="DE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Überschrift_20_2_20_Zchn" style:display-name="Überschrift 2 Zchn" style:family="text" style:parent-style-name="Default_20_Paragraph_20_Font">
      <style:text-properties style:font-name="BenguiatGot Bk BT" fo:font-family="'BenguiatGot Bk BT'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de" style:country-asian="DE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516in" fo:margin-bottom="0.3937in" fo:margin-left="0.1972in" fo:margin-right="0.1972in" style:writing-mode="lr-tb" style:layout-grid-color="#c0c0c0" style:layout-grid-lines="2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09:05:00</meta:creation-date>
    <meta:initial-creator>beibisch</meta:initial-creator>
    <dc:language>en-US</dc:language>
    <meta:print-date>2017-08-22T13:17:45</meta:print-date>
    <dc:date>2018-05-30T12:14:26.985649334</dc:date>
    <meta:editing-cycles>4</meta:editing-cycles>
    <meta:editing-duration>PT2M57S</meta:editing-duration>
    <meta:generator>LibreOffice/5.1.6.2$Linux_X86_64 LibreOffice_project/10m0$Build-2</meta:generator>
    <meta:document-statistic meta:table-count="1" meta:image-count="0" meta:object-count="0" meta:page-count="1" meta:paragraph-count="27" meta:word-count="78" meta:character-count="593" meta:non-whitespace-character-count="447"/>
    <meta:user-defined meta:name="AppVersion">15.0000</meta:user-defined>
    <meta:user-defined meta:name="Company">IK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ersuchspersonenvergütung" xlink:href=""/>
  </office:meta>
</office:document-meta>
</file>